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98.7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Página5">
      <style:table-properties table:display="true" style:writing-mode="lr-tb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24242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24242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5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27" office:value-type="string" calcext:value-type="string">
            <text:p>original</text:p>
          </table:table-cell>
          <table:table-cell table:style-name="ce27" office:value-type="string" calcext:value-type="string">
            <text:p>Clássica</text:p>
          </table:table-cell>
          <table:table-cell table:style-name="ce28" office:value-type="string" calcext:value-type="string">
            <text:p>Max-Min</text:p>
          </table:table-cell>
          <table:table-cell table:style-name="ce27" office:value-type="string" calcext:value-type="string">
            <text:p>Escore-z</text:p>
          </table:table-cell>
          <table:table-cell table:style-name="ce27" office:value-type="string" calcext:value-type="string">
            <text:p>Escalonamento decimal</text:p>
          </table:table-cell>
          <table:table-cell table:style-name="ce27" office:value-type="string" calcext:value-type="string">
            <text:p>Range interquartil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67" calcext:value-type="float">
            <text:p>67</text:p>
          </table:table-cell>
          <table:table-cell table:style-name="ce28" table:formula="of:=[.A2]/LARGE([.A2:.A11];1)" office:value-type="float" office:value="0.905405405405405" calcext:value-type="float">
            <text:p>0.905</text:p>
          </table:table-cell>
          <table:table-cell table:style-name="ce28" table:formula="of:=([.A2] - SMALL([.A2:.A11];1)) / ( LARGE([.A2:.A11];1) - SMALL([.A2:.A11];1))" office:value-type="float" office:value="0.847826086956522" calcext:value-type="float">
            <text:p>0.848</text:p>
          </table:table-cell>
          <table:table-cell table:style-name="ce28" table:formula="of:=([.A2]-AVERAGE([.A2:.A11])) / (STDEV([.A2:.A11]))" office:value-type="float" office:value="0.731392101007964" calcext:value-type="float">
            <text:p>0.731</text:p>
          </table:table-cell>
          <table:table-cell table:style-name="ce28" table:formula="of:=([.A2]/100)" office:value-type="float" office:value="0.67" calcext:value-type="float">
            <text:p>0.670</text:p>
          </table:table-cell>
          <table:table-cell table:style-name="ce27" office:value-type="float" office:value="0.4" calcext:value-type="float">
            <text:p>0.4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43" calcext:value-type="float">
            <text:p>43</text:p>
          </table:table-cell>
          <table:table-cell table:style-name="ce28" table:formula="of:=[.A3]/LARGE([.A2:.A11];1)" office:value-type="float" office:value="0.581081081081081" calcext:value-type="float">
            <text:p>0.581</text:p>
          </table:table-cell>
          <table:table-cell table:style-name="ce28" table:formula="of:=([.A3] - SMALL([.A2:.A11];1)) / ( LARGE([.A2:.A11];1) - SMALL([.A2:.A11];1))" office:value-type="float" office:value="0.326086956521739" calcext:value-type="float">
            <text:p>0.326</text:p>
          </table:table-cell>
          <table:table-cell table:style-name="ce28" table:formula="of:=([.A3]-AVERAGE([.A2:.A11])) / (STDEV([.A2:.A11]))" office:value-type="float" office:value="-0.924590014481765" calcext:value-type="float">
            <text:p>-0.925</text:p>
          </table:table-cell>
          <table:table-cell table:style-name="ce28" table:formula="of:=([.A3]/100)" office:value-type="float" office:value="0.43" calcext:value-type="float">
            <text:p>0.430</text:p>
          </table:table-cell>
          <table:table-cell table:style-name="ce27" office:value-type="float" office:value="-0.8" calcext:value-type="float">
            <text:p>-0.8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58" calcext:value-type="float">
            <text:p>58</text:p>
          </table:table-cell>
          <table:table-cell table:style-name="ce28" table:formula="of:=[.A4]/LARGE([.A1:.A2];1)" office:value-type="float" office:value="0.865671641791045" calcext:value-type="float">
            <text:p>0.866</text:p>
          </table:table-cell>
          <table:table-cell table:style-name="ce28" table:formula="of:=([.A4] - SMALL([.A2:.A11];1)) / ( LARGE([.A2:.A11];1) - SMALL([.A2:.A11];1))" office:value-type="float" office:value="0.652173913043478" calcext:value-type="float">
            <text:p>0.652</text:p>
          </table:table-cell>
          <table:table-cell table:style-name="ce28" table:formula="of:=([.A4]-AVERAGE([.A2:.A11])) / (STDEV([.A2:.A11]))" office:value-type="float" office:value="0.110398807699315" calcext:value-type="float">
            <text:p>0.110</text:p>
          </table:table-cell>
          <table:table-cell table:style-name="ce28" table:formula="of:=([.A4]/100)" office:value-type="float" office:value="0.58" calcext:value-type="float">
            <text:p>0.580</text:p>
          </table:table-cell>
          <table:table-cell table:style-name="ce27" office:value-type="float" office:value="-0.05" calcext:value-type="float">
            <text:p>-0.0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28" calcext:value-type="float">
            <text:p>28</text:p>
          </table:table-cell>
          <table:table-cell table:style-name="ce28" table:formula="of:=[.A5]/LARGE([.A2:.A11];1)" office:value-type="float" office:value="0.378378378378378" calcext:value-type="float">
            <text:p>0.378</text:p>
          </table:table-cell>
          <table:table-cell table:style-name="ce28" table:formula="of:=([.A5] - SMALL([.A2:.A11];1)) / ( LARGE([.A2:.A11];1) - SMALL([.A2:.A11];1))" office:value-type="float" office:value="0" calcext:value-type="float">
            <text:p>0.000</text:p>
          </table:table-cell>
          <table:table-cell table:style-name="ce28" table:formula="of:=([.A5]-AVERAGE([.A2:.A11])) / (STDEV([.A2:.A11]))" office:value-type="float" office:value="-1.95957883666285" calcext:value-type="float">
            <text:p>-1.960</text:p>
          </table:table-cell>
          <table:table-cell table:style-name="ce28" table:formula="of:=([.A5]/100)" office:value-type="float" office:value="0.28" calcext:value-type="float">
            <text:p>0.280</text:p>
          </table:table-cell>
          <table:table-cell table:style-name="ce27" office:value-type="float" office:value="-1.55" calcext:value-type="float">
            <text:p>-1.5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74" calcext:value-type="float">
            <text:p>74</text:p>
          </table:table-cell>
          <table:table-cell table:style-name="ce28" table:formula="of:=[.A6]/LARGE([.A2:.A11];1)" office:value-type="float" office:value="1" calcext:value-type="float">
            <text:p>1.000</text:p>
          </table:table-cell>
          <table:table-cell table:style-name="ce28" table:formula="of:=([.A6] - SMALL([.A2:.A11];1)) / ( LARGE([.A2:.A11];1) - SMALL([.A2:.A11];1))" office:value-type="float" office:value="1" calcext:value-type="float">
            <text:p>1.000</text:p>
          </table:table-cell>
          <table:table-cell table:style-name="ce28" table:formula="of:=([.A6]-AVERAGE([.A2:.A11])) / (STDEV([.A2:.A11]))" office:value-type="float" office:value="1.21438688469247" calcext:value-type="float">
            <text:p>1.214</text:p>
          </table:table-cell>
          <table:table-cell table:style-name="ce28" table:formula="of:=([.A6]/100)" office:value-type="float" office:value="0.74" calcext:value-type="float">
            <text:p>0.740</text:p>
          </table:table-cell>
          <table:table-cell table:style-name="ce27" office:value-type="float" office:value="0.75" calcext:value-type="float">
            <text:p>0.7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65" calcext:value-type="float">
            <text:p>65</text:p>
          </table:table-cell>
          <table:table-cell table:style-name="ce28" table:formula="of:=[.A7]/LARGE([.A2:.A11];1)" office:value-type="float" office:value="0.878378378378378" calcext:value-type="float">
            <text:p>0.878</text:p>
          </table:table-cell>
          <table:table-cell table:style-name="ce28" table:formula="of:=([.A7] - SMALL([.A2:.A11];1)) / ( LARGE([.A2:.A11];1) - SMALL([.A2:.A11];1))" office:value-type="float" office:value="0.804347826086956" calcext:value-type="float">
            <text:p>0.804</text:p>
          </table:table-cell>
          <table:table-cell table:style-name="ce28" table:formula="of:=([.A7]-AVERAGE([.A2:.A11])) / (STDEV([.A2:.A11]))" office:value-type="float" office:value="0.59339359138382" calcext:value-type="float">
            <text:p>0.593</text:p>
          </table:table-cell>
          <table:table-cell table:style-name="ce28" table:formula="of:=([.A7]/100)" office:value-type="float" office:value="0.65" calcext:value-type="float">
            <text:p>0.650</text:p>
          </table:table-cell>
          <table:table-cell table:style-name="ce27" office:value-type="float" office:value="0.3" calcext:value-type="float">
            <text:p>0.3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70" calcext:value-type="float">
            <text:p>70</text:p>
          </table:table-cell>
          <table:table-cell table:style-name="ce28" table:formula="of:=[.A8]/LARGE([.A2:.A11];1)" office:value-type="float" office:value="0.945945945945946" calcext:value-type="float">
            <text:p>0.946</text:p>
          </table:table-cell>
          <table:table-cell table:style-name="ce28" table:formula="of:=([.A8] - SMALL([.A2:.A11];1)) / ( LARGE([.A2:.A11];1) - SMALL([.A2:.A11];1))" office:value-type="float" office:value="0.91304347826087" calcext:value-type="float">
            <text:p>0.913</text:p>
          </table:table-cell>
          <table:table-cell table:style-name="ce28" table:formula="of:=([.A8]-AVERAGE([.A2:.A11])) / (STDEV([.A2:.A11]))" office:value-type="float" office:value="0.93838986544418" calcext:value-type="float">
            <text:p>0.938</text:p>
          </table:table-cell>
          <table:table-cell table:style-name="ce28" table:formula="of:=([.A8]/100)" office:value-type="float" office:value="0.7" calcext:value-type="float">
            <text:p>0.700</text:p>
          </table:table-cell>
          <table:table-cell table:style-name="ce27" office:value-type="float" office:value="0.55" calcext:value-type="float">
            <text:p>0.5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42" calcext:value-type="float">
            <text:p>42</text:p>
          </table:table-cell>
          <table:table-cell table:style-name="ce28" table:formula="of:=[.A9]/LARGE([.A2:.A11];1)" office:value-type="float" office:value="0.567567567567568" calcext:value-type="float">
            <text:p>0.568</text:p>
          </table:table-cell>
          <table:table-cell table:style-name="ce28" table:formula="of:=([.A9] - SMALL([.A2:.A11];1)) / ( LARGE([.A2:.A11];1) - SMALL([.A2:.A11];1))" office:value-type="float" office:value="0.304347826086957" calcext:value-type="float">
            <text:p>0.304</text:p>
          </table:table-cell>
          <table:table-cell table:style-name="ce28" table:formula="of:=([.A9]-AVERAGE([.A2:.A11])) / (STDEV([.A2:.A11]))" office:value-type="float" office:value="-0.993589269293837" calcext:value-type="float">
            <text:p>-0.994</text:p>
          </table:table-cell>
          <table:table-cell table:style-name="ce28" table:formula="of:=([.A9]/100)" office:value-type="float" office:value="0.42" calcext:value-type="float">
            <text:p>0.420</text:p>
          </table:table-cell>
          <table:table-cell table:style-name="ce27" office:value-type="float" office:value="-0.85" calcext:value-type="float">
            <text:p>-0.85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57" calcext:value-type="float">
            <text:p>57</text:p>
          </table:table-cell>
          <table:table-cell table:style-name="ce28" table:formula="of:=[.A10]/LARGE([.A2:.A11];1)" office:value-type="float" office:value="0.77027027027027" calcext:value-type="float">
            <text:p>0.770</text:p>
          </table:table-cell>
          <table:table-cell table:style-name="ce28" table:formula="of:=([.A10] - SMALL([.A2:.A11];1)) / ( LARGE([.A2:.A11];1) - SMALL([.A2:.A11];1))" office:value-type="float" office:value="0.630434782608696" calcext:value-type="float">
            <text:p>0.630</text:p>
          </table:table-cell>
          <table:table-cell table:style-name="ce28" table:formula="of:=([.A10]-AVERAGE([.A2:.A11])) / (STDEV([.A2:.A11]))" office:value-type="float" office:value="0.0413995528872433" calcext:value-type="float">
            <text:p>0.041</text:p>
          </table:table-cell>
          <table:table-cell table:style-name="ce28" table:formula="of:=([.A10]/100)" office:value-type="float" office:value="0.57" calcext:value-type="float">
            <text:p>0.570</text:p>
          </table:table-cell>
          <table:table-cell table:style-name="ce27" office:value-type="float" office:value="-0.1" calcext:value-type="float">
            <text:p>-0.1</text:p>
          </table:table-cell>
          <table:table-cell table:style-name="ce27" table:number-columns-repeated="21"/>
          <table:table-cell table:number-columns-repeated="997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8" table:formula="of:=[.A11]/LARGE([.A2:.A11];1)" office:value-type="float" office:value="0.810810810810811" calcext:value-type="float">
            <text:p>0.811</text:p>
          </table:table-cell>
          <table:table-cell table:style-name="ce28" table:formula="of:=([.A11] - SMALL([.A2:.A11];1)) / ( LARGE([.A2:.A11];1) - SMALL([.A2:.A11];1))" office:value-type="float" office:value="0.695652173913043" calcext:value-type="float">
            <text:p>0.696</text:p>
          </table:table-cell>
          <table:table-cell table:style-name="ce28" table:formula="of:=([.A11]-AVERAGE([.A2:.A11])) / (STDEV([.A2:.A11]))" office:value-type="float" office:value="0.248397317323459" calcext:value-type="float">
            <text:p>0.248</text:p>
          </table:table-cell>
          <table:table-cell table:style-name="ce28" table:formula="of:=([.A11]/100)" office:value-type="float" office:value="0.6" calcext:value-type="float">
            <text:p>0.600</text:p>
          </table:table-cell>
          <table:table-cell table:style-name="ce27" office:value-type="float" office:value="0.05" calcext:value-type="float">
            <text:p>0.05</text:p>
          </table:table-cell>
          <table:table-cell table:style-name="ce27" table:number-columns-repeated="21"/>
          <table:table-cell table:number-columns-repeated="997"/>
        </table:table-row>
        <table:table-row table:style-name="ro1" table:number-rows-repeated="990">
          <table:table-cell table:style-name="ce27" table:number-columns-repeated="2"/>
          <table:table-cell table:style-name="ce28"/>
          <table:table-cell table:style-name="ce27" table:number-columns-repeated="24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57bb8a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5:36:23.652287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eek_5f_1" style:display-name="PageStyle_Week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_5f_2" style:display-name="PageStyle_Week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_5f_3" style:display-name="PageStyle_Week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_5f_4" style:display-name="PageStyle_We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_5f_5" style:display-name="PageStyle_Week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5" style:display-name="PageStyle_Página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is" style:display-name="PageStyle_Th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02-26T16:04:11.389685019</dc:date>
    <meta:editing-duration>PT35M33S</meta:editing-duration>
    <meta:editing-cycles>3</meta:editing-cycles>
    <meta:document-statistic meta:table-count="1" meta:cell-count="66" meta:object-count="0"/>
  </office:meta>
</office:document-meta>
</file>